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date" office:date-value="2008-10-03">
            <text:p>03/10/08</text:p>
          </table:table-cell>
          <table:table-cell office:value-type="string">
            <text:p>Opstellen van de probleemstelling.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Indificatie van de systeemfuncties en de systeemattributen.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Eerste Use Case afgewerkt. (8 uur gewerkt)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4/10/08</text:p>
          </table:table-cell>
          <table:table-cell office:value-type="string">
            <text:p>Alle Use Cases afgewerkt.</text:p>
          </table:table-cell>
          <table:table-cell/>
          <table:table-cell office:value-type="string">
            <text:p>(7.30 gewerkt)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08-10-17">
            <text:p>17/10/08</text:p>
          </table:table-cell>
          <table:table-cell office:value-type="string">
            <text:p>Alle SSDs gemaakt. Contracten opgesteld. Alles nog eens goed 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nagekeken voor de deadline (10 uur gewerkt).</text:p>
          </table:table-cell>
          <table:table-cell table:number-columns-repeated="3"/>
        </table:table-row>
        <table:table-row table:style-name="ro1">
          <table:table-cell office:value-type="date" office:date-value="2008-10-18">
            <text:p>18/10/08</text:p>
          </table:table-cell>
          <table:table-cell office:value-type="string">
            <text:p>jpeg en document gemaakt om op te sturen.</text:p>
          </table:table-cell>
          <table:table-cell table:number-columns-repeated="3"/>
        </table:table-row>
        <table:table-row table:style-name="ro1">
          <table:table-cell office:value-type="date" office:date-value="2008-10-24">
            <text:p>24/10/08</text:p>
          </table:table-cell>
          <table:table-cell office:value-type="string">
            <text:p>Colloboratie diagrammen voor volgende spelbeurt en creatieVanEenSpeler gemaakt.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(6 uur gewerkt)</text:p>
          </table:table-cell>
          <table:table-cell table:number-columns-repeated="3"/>
        </table:table-row>
        <table:table-row table:style-name="ro1">
          <table:table-cell office:value-type="date" office:date-value="2008-10-30">
            <text:p>30/10/08</text:p>
          </table:table-cell>
          <table:table-cell office:value-type="string">
            <text:p>Alle colloboratiediagrammen afgewerkt (+10 uur gewerkt)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Domein model gestart. Design patterns besproken/voorgesteld (10 uur)</text:p>
          </table:table-cell>
          <table:table-cell table:number-columns-repeated="3"/>
        </table:table-row>
        <table:table-row table:style-name="ro1">
          <table:table-cell office:value-type="date" office:date-value="2008-11-01">
            <text:p>01/11/08</text:p>
          </table:table-cell>
          <table:table-cell table:number-columns-repeated="4"/>
        </table:table-row>
        <table:table-row table:style-name="ro1">
          <table:table-cell office:value-type="date" office:date-value="2008-11-02">
            <text:p>02/11/08</text:p>
          </table:table-cell>
          <table:table-cell table:number-columns-repeated="4"/>
        </table:table-row>
        <table:table-row table:style-name="ro1">
          <table:table-cell office:value-type="date" office:date-value="2008-11-07">
            <text:p>07/11/08</text:p>
          </table:table-cell>
          <table:table-cell office:value-type="string">
            <text:p>Aanpassing gemaakt aan de Use Cases, SSDs en contracten a.d.h.v. 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de feedback. (7.45)</text:p>
          </table:table-cell>
          <table:table-cell table:number-columns-repeated="3"/>
        </table:table-row>
        <table:table-row table:style-name="ro1">
          <table:table-cell office:value-type="date" office:date-value="2008-11-09">
            <text:p>09/11/08</text:p>
          </table:table-cell>
          <table:table-cell office:value-type="string">
            <text:p>Aanpassing gemaakt aan de Use Cases, SSDs en contracten a.d.h.v. 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de feedback.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Begin klassendiagram met design patterns (9 uur gewerkt)</text:p>
          </table:table-cell>
          <table:table-cell table:number-columns-repeated="3"/>
        </table:table-row>
        <table:table-row table:style-name="ro1">
          <table:table-cell office:value-type="date" office:date-value="2008-11-14">
            <text:p>14/11/08</text:p>
          </table:table-cell>
          <table:table-cell office:value-type="string">
            <text:p>Samenvoegen van de individueel gemaakte contracten.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>
            <text:p>Verder uitwerken van het klassendiagram.</text:p>
          </table:table-cell>
          <table:table-cell table:number-columns-repeated="2"/>
          <table:table-cell office:value-type="string">
            <text:p>(9 uur gewerkt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6">06/01/2009</text:date>, <text:time>18:3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06T17:46:43</meta:creation-date>
    <dc:date>2009-01-06T18:30:35</dc:date>
    <meta:editing-duration>PT00H01M48S</meta:editing-duration>
    <meta:editing-cycles>1</meta:editing-cycles>
    <meta:document-statistic meta:table-count="3" meta:cell-count="31" meta:object-count="0"/>
    <meta:generator>OpenOffice.org/3.0$Linu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